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.78451"/>
          <table:table-cell office:value-type="float" office:value="3.46"/>
          <table:table-cell office:value-type="float" office:value="1.83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199.0"/>
          <table:table-cell office:value-type="float" office:value="38235.0"/>
          <table:table-cell office:value-type="float" office:value="173432.0"/>
          <table:table-cell office:value-type="float" office:value="579725.0"/>
          <table:table-cell office:value-type="float" office:value="2280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2917"/>
          <table:table-cell office:value-type="float" office:value="5.047"/>
          <table:table-cell office:value-type="float" office:value="3.25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759.0"/>
          <table:table-cell office:value-type="float" office:value="73788.0"/>
          <table:table-cell office:value-type="float" office:value="173432.0"/>
          <table:table-cell office:value-type="float" office:value="579725.0"/>
          <table:table-cell office:value-type="float" office:value="229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70237"/>
          <table:table-cell office:value-type="float" office:value="1.183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1.0"/>
          <table:table-cell office:value-type="float" office:value="8140.0"/>
          <table:table-cell office:value-type="float" office:value="106581.0"/>
          <table:table-cell office:value-type="float" office:value="363229.0"/>
          <table:table-cell office:value-type="float" office:value="1639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6.51588"/>
          <table:table-cell office:value-type="float" office:value="5.99"/>
          <table:table-cell office:value-type="float" office:value="4.06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21546.0"/>
          <table:table-cell office:value-type="float" office:value="105062.0"/>
          <table:table-cell office:value-type="float" office:value="173432.0"/>
          <table:table-cell office:value-type="float" office:value="579725.0"/>
          <table:table-cell office:value-type="float" office:value="2280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3516"/>
          <table:table-cell office:value-type="float" office:value="12.764"/>
          <table:table-cell office:value-type="float" office:value="10.98"/>
          <table:table-cell office:value-type="float" office:value="1.0"/>
          <table:table-cell office:value-type="float" office:value="0.0"/>
          <table:table-cell office:value-type="float" office:value="155.0"/>
          <table:table-cell office:value-type="float" office:value="48685.0"/>
          <table:table-cell office:value-type="float" office:value="286543.0"/>
          <table:table-cell office:value-type="float" office:value="173432.0"/>
          <table:table-cell office:value-type="float" office:value="579725.0"/>
          <table:table-cell office:value-type="float" office:value="229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6881"/>
          <table:table-cell office:value-type="float" office:value="1.00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3278.0"/>
          <table:table-cell office:value-type="float" office:value="106581.0"/>
          <table:table-cell office:value-type="float" office:value="363229.0"/>
          <table:table-cell office:value-type="float" office:value="1639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.14726"/>
          <table:table-cell office:value-type="float" office:value="2.647"/>
          <table:table-cell office:value-type="float" office:value="0.78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687.0"/>
          <table:table-cell office:value-type="float" office:value="19024.0"/>
          <table:table-cell office:value-type="float" office:value="173432.0"/>
          <table:table-cell office:value-type="float" office:value="579723.0"/>
          <table:table-cell office:value-type="float" office:value="230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7808"/>
          <table:table-cell office:value-type="float" office:value="4.129"/>
          <table:table-cell office:value-type="float" office:value="2.3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9359.0"/>
          <table:table-cell office:value-type="float" office:value="46689.0"/>
          <table:table-cell office:value-type="float" office:value="173432.0"/>
          <table:table-cell office:value-type="float" office:value="579723.0"/>
          <table:table-cell office:value-type="float" office:value="228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3524"/>
          <table:table-cell office:value-type="float" office:value="1.15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1284.0"/>
          <table:table-cell office:value-type="float" office:value="106581.0"/>
          <table:table-cell office:value-type="float" office:value="363227.0"/>
          <table:table-cell office:value-type="float" office:value="1641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71986"/>
          <table:table-cell office:value-type="float" office:value="2.347"/>
          <table:table-cell office:value-type="float" office:value="0.6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66.0"/>
          <table:table-cell office:value-type="float" office:value="7792.0"/>
          <table:table-cell office:value-type="float" office:value="173432.0"/>
          <table:table-cell office:value-type="float" office:value="579733.0"/>
          <table:table-cell office:value-type="float" office:value="229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6485"/>
          <table:table-cell office:value-type="float" office:value="2.563"/>
          <table:table-cell office:value-type="float" office:value="0.6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253.0"/>
          <table:table-cell office:value-type="float" office:value="18671.0"/>
          <table:table-cell office:value-type="float" office:value="173432.0"/>
          <table:table-cell office:value-type="float" office:value="579733.0"/>
          <table:table-cell office:value-type="float" office:value="229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3612"/>
          <table:table-cell office:value-type="float" office:value="1.12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7.0"/>
          <table:table-cell office:value-type="float" office:value="1374.0"/>
          <table:table-cell office:value-type="float" office:value="106581.0"/>
          <table:table-cell office:value-type="float" office:value="363237.0"/>
          <table:table-cell office:value-type="float" office:value="1621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4823"/>
          <table:table-cell office:value-type="float" office:value="2.066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66.0"/>
          <table:table-cell office:value-type="float" office:value="7555.0"/>
          <table:table-cell office:value-type="float" office:value="173432.0"/>
          <table:table-cell office:value-type="float" office:value="579734.0"/>
          <table:table-cell office:value-type="float" office:value="2280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7153"/>
          <table:table-cell office:value-type="float" office:value="3.084"/>
          <table:table-cell office:value-type="float" office:value="1.19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804.0"/>
          <table:table-cell office:value-type="float" office:value="30095.0"/>
          <table:table-cell office:value-type="float" office:value="173432.0"/>
          <table:table-cell office:value-type="float" office:value="579734.0"/>
          <table:table-cell office:value-type="float" office:value="228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9901"/>
          <table:table-cell office:value-type="float" office:value="1.06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1244.0"/>
          <table:table-cell office:value-type="float" office:value="106581.0"/>
          <table:table-cell office:value-type="float" office:value="363238.0"/>
          <table:table-cell office:value-type="float" office:value="1621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75993"/>
          <table:table-cell office:value-type="float" office:value="1.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4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3623"/>
          <table:table-cell office:value-type="float" office:value="1.2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4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1806"/>
          <table:table-cell office:value-type="float" office:value="0.8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0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6918"/>
          <table:table-cell office:value-type="float" office:value="2.101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318.0"/>
          <table:table-cell office:value-type="float" office:value="5613.0"/>
          <table:table-cell office:value-type="float" office:value="179345.0"/>
          <table:table-cell office:value-type="float" office:value="596928.0"/>
          <table:table-cell office:value-type="float" office:value="233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9383"/>
          <table:table-cell office:value-type="float" office:value="2.555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558.0"/>
          <table:table-cell office:value-type="float" office:value="18091.0"/>
          <table:table-cell office:value-type="float" office:value="179345.0"/>
          <table:table-cell office:value-type="float" office:value="596928.0"/>
          <table:table-cell office:value-type="float" office:value="233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2393"/>
          <table:table-cell office:value-type="float" office:value="1.22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839.0"/>
          <table:table-cell office:value-type="float" office:value="112517.0"/>
          <table:table-cell office:value-type="float" office:value="380502.0"/>
          <table:table-cell office:value-type="float" office:value="1672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16735"/>
          <table:table-cell office:value-type="float" office:value="2.668"/>
          <table:table-cell office:value-type="float" office:value="0.77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81.0"/>
          <table:table-cell office:value-type="float" office:value="14411.0"/>
          <table:table-cell office:value-type="float" office:value="179345.0"/>
          <table:table-cell office:value-type="float" office:value="596938.0"/>
          <table:table-cell office:value-type="float" office:value="233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1522"/>
          <table:table-cell office:value-type="float" office:value="2.152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035.0"/>
          <table:table-cell office:value-type="float" office:value="8125.0"/>
          <table:table-cell office:value-type="float" office:value="179345.0"/>
          <table:table-cell office:value-type="float" office:value="596938.0"/>
          <table:table-cell office:value-type="float" office:value="232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8075"/>
          <table:table-cell office:value-type="float" office:value="1.23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office:value-type="float" office:value="1256.0"/>
          <table:table-cell office:value-type="float" office:value="112517.0"/>
          <table:table-cell office:value-type="float" office:value="380512.0"/>
          <table:table-cell office:value-type="float" office:value="1670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.63003"/>
          <table:table-cell office:value-type="float" office:value="4.132"/>
          <table:table-cell office:value-type="float" office:value="2.32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483.0"/>
          <table:table-cell office:value-type="float" office:value="58295.0"/>
          <table:table-cell office:value-type="float" office:value="179345.0"/>
          <table:table-cell office:value-type="float" office:value="596947.0"/>
          <table:table-cell office:value-type="float" office:value="231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799"/>
          <table:table-cell office:value-type="float" office:value="3.566"/>
          <table:table-cell office:value-type="float" office:value="1.81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0682.0"/>
          <table:table-cell office:value-type="float" office:value="41110.0"/>
          <table:table-cell office:value-type="float" office:value="179345.0"/>
          <table:table-cell office:value-type="float" office:value="596947.0"/>
          <table:table-cell office:value-type="float" office:value="2316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3976"/>
          <table:table-cell office:value-type="float" office:value="1.327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8.0"/>
          <table:table-cell office:value-type="float" office:value="6509.0"/>
          <table:table-cell office:value-type="float" office:value="112517.0"/>
          <table:table-cell office:value-type="float" office:value="380521.0"/>
          <table:table-cell office:value-type="float" office:value="1678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9584"/>
          <table:table-cell office:value-type="float" office:value="1.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4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0333"/>
          <table:table-cell office:value-type="float" office:value="1.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2891"/>
          <table:table-cell office:value-type="float" office:value="0.9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3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18597"/>
          <table:table-cell office:value-type="float" office:value="1.751"/>
          <table:table-cell office:value-type="float" office:value="0.85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954.0"/>
          <table:table-cell office:value-type="float" office:value="18926.0"/>
          <table:table-cell office:value-type="float" office:value="81462.0"/>
          <table:table-cell office:value-type="float" office:value="264456.0"/>
          <table:table-cell office:value-type="float" office:value="158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0144"/>
          <table:table-cell office:value-type="float" office:value="4.144"/>
          <table:table-cell office:value-type="float" office:value="3.31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20145.0"/>
          <table:table-cell office:value-type="float" office:value="62710.0"/>
          <table:table-cell office:value-type="float" office:value="81462.0"/>
          <table:table-cell office:value-type="float" office:value="264456.0"/>
          <table:table-cell office:value-type="float" office:value="161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4524"/>
          <table:table-cell office:value-type="float" office:value="0.62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.0"/>
          <table:table-cell office:value-type="float" office:value="1340.0"/>
          <table:table-cell office:value-type="float" office:value="40809.0"/>
          <table:table-cell office:value-type="float" office:value="137686.0"/>
          <table:table-cell office:value-type="float" office:value="1150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16312"/>
          <table:table-cell office:value-type="float" office:value="1.725"/>
          <table:table-cell office:value-type="float" office:value="0.82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455.0"/>
          <table:table-cell office:value-type="float" office:value="18795.0"/>
          <table:table-cell office:value-type="float" office:value="81462.0"/>
          <table:table-cell office:value-type="float" office:value="264456.0"/>
          <table:table-cell office:value-type="float" office:value="158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6033"/>
          <table:table-cell office:value-type="float" office:value="1.402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3671.0"/>
          <table:table-cell office:value-type="float" office:value="22114.0"/>
          <table:table-cell office:value-type="float" office:value="81462.0"/>
          <table:table-cell office:value-type="float" office:value="264456.0"/>
          <table:table-cell office:value-type="float" office:value="160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17376"/>
          <table:table-cell office:value-type="float" office:value="0.53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2488.0"/>
          <table:table-cell office:value-type="float" office:value="40809.0"/>
          <table:table-cell office:value-type="float" office:value="137686.0"/>
          <table:table-cell office:value-type="float" office:value="1219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15441"/>
          <table:table-cell office:value-type="float" office:value="1.684"/>
          <table:table-cell office:value-type="float" office:value="0.76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434.0"/>
          <table:table-cell office:value-type="float" office:value="14621.0"/>
          <table:table-cell office:value-type="float" office:value="81462.0"/>
          <table:table-cell office:value-type="float" office:value="264456.0"/>
          <table:table-cell office:value-type="float" office:value="160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6856"/>
          <table:table-cell office:value-type="float" office:value="1.415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795.0"/>
          <table:table-cell office:value-type="float" office:value="13092.0"/>
          <table:table-cell office:value-type="float" office:value="81462.0"/>
          <table:table-cell office:value-type="float" office:value="264456.0"/>
          <table:table-cell office:value-type="float" office:value="160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49635"/>
          <table:table-cell office:value-type="float" office:value="0.51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0.0"/>
          <table:table-cell office:value-type="float" office:value="1818.0"/>
          <table:table-cell office:value-type="float" office:value="40809.0"/>
          <table:table-cell office:value-type="float" office:value="137686.0"/>
          <table:table-cell office:value-type="float" office:value="1248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37508"/>
          <table:table-cell office:value-type="float" office:value="1.938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73.0"/>
          <table:table-cell office:value-type="float" office:value="22565.0"/>
          <table:table-cell office:value-type="float" office:value="81462.0"/>
          <table:table-cell office:value-type="float" office:value="264456.0"/>
          <table:table-cell office:value-type="float" office:value="1586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663"/>
          <table:table-cell office:value-type="float" office:value="3.011"/>
          <table:table-cell office:value-type="float" office:value="2.15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2964.0"/>
          <table:table-cell office:value-type="float" office:value="54377.0"/>
          <table:table-cell office:value-type="float" office:value="81462.0"/>
          <table:table-cell office:value-type="float" office:value="264456.0"/>
          <table:table-cell office:value-type="float" office:value="160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14412"/>
          <table:table-cell office:value-type="float" office:value="0.48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1287.0"/>
          <table:table-cell office:value-type="float" office:value="40809.0"/>
          <table:table-cell office:value-type="float" office:value="137686.0"/>
          <table:table-cell office:value-type="float" office:value="1150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51118"/>
          <table:table-cell office:value-type="float" office:value="3.189"/>
          <table:table-cell office:value-type="float" office:value="2.28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973.0"/>
          <table:table-cell office:value-type="float" office:value="56901.0"/>
          <table:table-cell office:value-type="float" office:value="81462.0"/>
          <table:table-cell office:value-type="float" office:value="264456.0"/>
          <table:table-cell office:value-type="float" office:value="160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9767"/>
          <table:table-cell office:value-type="float" office:value="4.348"/>
          <table:table-cell office:value-type="float" office:value="3.48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21289.0"/>
          <table:table-cell office:value-type="float" office:value="79453.0"/>
          <table:table-cell office:value-type="float" office:value="81462.0"/>
          <table:table-cell office:value-type="float" office:value="264456.0"/>
          <table:table-cell office:value-type="float" office:value="1599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18557"/>
          <table:table-cell office:value-type="float" office:value="0.51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3085.0"/>
          <table:table-cell office:value-type="float" office:value="40809.0"/>
          <table:table-cell office:value-type="float" office:value="137686.0"/>
          <table:table-cell office:value-type="float" office:value="1224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.61308"/>
          <table:table-cell office:value-type="float" office:value="4.041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818.0"/>
          <table:table-cell office:value-type="float" office:value="8181.0"/>
          <table:table-cell office:value-type="float" office:value="168984.0"/>
          <table:table-cell office:value-type="float" office:value="565608.0"/>
          <table:table-cell office:value-type="float" office:value="225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7432"/>
          <table:table-cell office:value-type="float" office:value="2.078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52.0"/>
          <table:table-cell office:value-type="float" office:value="6361.0"/>
          <table:table-cell office:value-type="float" office:value="168984.0"/>
          <table:table-cell office:value-type="float" office:value="565608.0"/>
          <table:table-cell office:value-type="float" office:value="2235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5106"/>
          <table:table-cell office:value-type="float" office:value="0.84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.0"/>
          <table:table-cell office:value-type="float" office:value="1344.0"/>
          <table:table-cell office:value-type="float" office:value="102089.0"/>
          <table:table-cell office:value-type="float" office:value="348978.0"/>
          <table:table-cell office:value-type="float" office:value="1618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.47387"/>
          <table:table-cell office:value-type="float" office:value="4.951"/>
          <table:table-cell office:value-type="float" office:value="3.15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847.0"/>
          <table:table-cell office:value-type="float" office:value="90520.0"/>
          <table:table-cell office:value-type="float" office:value="168984.0"/>
          <table:table-cell office:value-type="float" office:value="565607.0"/>
          <table:table-cell office:value-type="float" office:value="225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7374"/>
          <table:table-cell office:value-type="float" office:value="2.041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72.0"/>
          <table:table-cell office:value-type="float" office:value="10636.0"/>
          <table:table-cell office:value-type="float" office:value="168984.0"/>
          <table:table-cell office:value-type="float" office:value="565607.0"/>
          <table:table-cell office:value-type="float" office:value="224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5637"/>
          <table:table-cell office:value-type="float" office:value="1.0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.0"/>
          <table:table-cell office:value-type="float" office:value="2849.0"/>
          <table:table-cell office:value-type="float" office:value="102089.0"/>
          <table:table-cell office:value-type="float" office:value="348977.0"/>
          <table:table-cell office:value-type="float" office:value="1611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3.10903"/>
          <table:table-cell office:value-type="float" office:value="2.653"/>
          <table:table-cell office:value-type="float" office:value="0.8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66.0"/>
          <table:table-cell office:value-type="float" office:value="23337.0"/>
          <table:table-cell office:value-type="float" office:value="168984.0"/>
          <table:table-cell office:value-type="float" office:value="565607.0"/>
          <table:table-cell office:value-type="float" office:value="225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7563"/>
          <table:table-cell office:value-type="float" office:value="10.308"/>
          <table:table-cell office:value-type="float" office:value="8.59"/>
          <table:table-cell office:value-type="float" office:value="1.0"/>
          <table:table-cell office:value-type="float" office:value="0.0"/>
          <table:table-cell office:value-type="float" office:value="159.0"/>
          <table:table-cell office:value-type="float" office:value="47987.0"/>
          <table:table-cell office:value-type="float" office:value="210996.0"/>
          <table:table-cell office:value-type="float" office:value="168984.0"/>
          <table:table-cell office:value-type="float" office:value="565607.0"/>
          <table:table-cell office:value-type="float" office:value="221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5935"/>
          <table:table-cell office:value-type="float" office:value="1.0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3697.0"/>
          <table:table-cell office:value-type="float" office:value="102089.0"/>
          <table:table-cell office:value-type="float" office:value="348977.0"/>
          <table:table-cell office:value-type="float" office:value="1611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9.58723"/>
          <table:table-cell office:value-type="float" office:value="9.025"/>
          <table:table-cell office:value-type="float" office:value="7.28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4772.0"/>
          <table:table-cell office:value-type="float" office:value="127106.0"/>
          <table:table-cell office:value-type="float" office:value="168984.0"/>
          <table:table-cell office:value-type="float" office:value="565607.0"/>
          <table:table-cell office:value-type="float" office:value="223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9817"/>
          <table:table-cell office:value-type="float" office:value="4.132"/>
          <table:table-cell office:value-type="float" office:value="2.36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268.0"/>
          <table:table-cell office:value-type="float" office:value="41326.0"/>
          <table:table-cell office:value-type="float" office:value="168984.0"/>
          <table:table-cell office:value-type="float" office:value="565607.0"/>
          <table:table-cell office:value-type="float" office:value="224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2537"/>
          <table:table-cell office:value-type="float" office:value="0.963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2.0"/>
          <table:table-cell office:value-type="float" office:value="6186.0"/>
          <table:table-cell office:value-type="float" office:value="102089.0"/>
          <table:table-cell office:value-type="float" office:value="348977.0"/>
          <table:table-cell office:value-type="float" office:value="1611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.50858"/>
          <table:table-cell office:value-type="float" office:value="4.037"/>
          <table:table-cell office:value-type="float" office:value="2.22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0114.0"/>
          <table:table-cell office:value-type="float" office:value="47070.0"/>
          <table:table-cell office:value-type="float" office:value="168984.0"/>
          <table:table-cell office:value-type="float" office:value="565609.0"/>
          <table:table-cell office:value-type="float" office:value="223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9821"/>
          <table:table-cell office:value-type="float" office:value="2.11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09.0"/>
          <table:table-cell office:value-type="float" office:value="7312.0"/>
          <table:table-cell office:value-type="float" office:value="168984.0"/>
          <table:table-cell office:value-type="float" office:value="565609.0"/>
          <table:table-cell office:value-type="float" office:value="225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7845"/>
          <table:table-cell office:value-type="float" office:value="0.91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.0"/>
          <table:table-cell office:value-type="float" office:value="2423.0"/>
          <table:table-cell office:value-type="float" office:value="102089.0"/>
          <table:table-cell office:value-type="float" office:value="348979.0"/>
          <table:table-cell office:value-type="float" office:value="1624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874642"/>
          <table:table-cell office:value-type="float" office:value="0.474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194.0"/>
          <table:table-cell office:value-type="float" office:value="3264.0"/>
          <table:table-cell office:value-type="float" office:value="27918.0"/>
          <table:table-cell office:value-type="float" office:value="90936.0"/>
          <table:table-cell office:value-type="float" office:value="119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5239"/>
          <table:table-cell office:value-type="float" office:value="0.452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48.0"/>
          <table:table-cell office:value-type="float" office:value="2520.0"/>
          <table:table-cell office:value-type="float" office:value="27918.0"/>
          <table:table-cell office:value-type="float" office:value="90936.0"/>
          <table:table-cell office:value-type="float" office:value="120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44082"/>
          <table:table-cell office:value-type="float" office:value="0.32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5.0"/>
          <table:table-cell office:value-type="float" office:value="970.0"/>
          <table:table-cell office:value-type="float" office:value="17501.0"/>
          <table:table-cell office:value-type="float" office:value="56539.0"/>
          <table:table-cell office:value-type="float" office:value="1079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55169"/>
          <table:table-cell office:value-type="float" office:value="1.188"/>
          <table:table-cell office:value-type="float" office:value="0.78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780.0"/>
          <table:table-cell office:value-type="float" office:value="12326.0"/>
          <table:table-cell office:value-type="float" office:value="27918.0"/>
          <table:table-cell office:value-type="float" office:value="90936.0"/>
          <table:table-cell office:value-type="float" office:value="1198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0863"/>
          <table:table-cell office:value-type="float" office:value="0.45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815.0"/>
          <table:table-cell office:value-type="float" office:value="3590.0"/>
          <table:table-cell office:value-type="float" office:value="27918.0"/>
          <table:table-cell office:value-type="float" office:value="90936.0"/>
          <table:table-cell office:value-type="float" office:value="120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56117"/>
          <table:table-cell office:value-type="float" office:value="0.2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6.0"/>
          <table:table-cell office:value-type="float" office:value="1430.0"/>
          <table:table-cell office:value-type="float" office:value="17501.0"/>
          <table:table-cell office:value-type="float" office:value="56539.0"/>
          <table:table-cell office:value-type="float" office:value="1057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77519"/>
          <table:table-cell office:value-type="float" office:value="0.4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75.0"/>
          <table:table-cell office:value-type="float" office:value="27918.0"/>
          <table:table-cell office:value-type="float" office:value="90936.0"/>
          <table:table-cell office:value-type="float" office:value="115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9647"/>
          <table:table-cell office:value-type="float" office:value="0.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63.0"/>
          <table:table-cell office:value-type="float" office:value="27918.0"/>
          <table:table-cell office:value-type="float" office:value="90936.0"/>
          <table:table-cell office:value-type="float" office:value="119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2677"/>
          <table:table-cell office:value-type="float" office:value="0.2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17501.0"/>
          <table:table-cell office:value-type="float" office:value="56539.0"/>
          <table:table-cell office:value-type="float" office:value="1070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743917"/>
          <table:table-cell office:value-type="float" office:value="0.40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26.0"/>
          <table:table-cell office:value-type="float" office:value="27918.0"/>
          <table:table-cell office:value-type="float" office:value="90936.0"/>
          <table:table-cell office:value-type="float" office:value="122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0783"/>
          <table:table-cell office:value-type="float" office:value="0.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263.0"/>
          <table:table-cell office:value-type="float" office:value="27918.0"/>
          <table:table-cell office:value-type="float" office:value="90936.0"/>
          <table:table-cell office:value-type="float" office:value="121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69055"/>
          <table:table-cell office:value-type="float" office:value="0.19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4.0"/>
          <table:table-cell office:value-type="float" office:value="17501.0"/>
          <table:table-cell office:value-type="float" office:value="56539.0"/>
          <table:table-cell office:value-type="float" office:value="1005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44082"/>
          <table:table-cell office:value-type="float" office:value="0.4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0.0"/>
          <table:table-cell office:value-type="float" office:value="27918.0"/>
          <table:table-cell office:value-type="float" office:value="90936.0"/>
          <table:table-cell office:value-type="float" office:value="1215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28545"/>
          <table:table-cell office:value-type="float" office:value="0.526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55.0"/>
          <table:table-cell office:value-type="float" office:value="5991.0"/>
          <table:table-cell office:value-type="float" office:value="27918.0"/>
          <table:table-cell office:value-type="float" office:value="90936.0"/>
          <table:table-cell office:value-type="float" office:value="119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55121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1.0"/>
          <table:table-cell office:value-type="float" office:value="17501.0"/>
          <table:table-cell office:value-type="float" office:value="56539.0"/>
          <table:table-cell office:value-type="float" office:value="104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